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02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nux Libertine G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7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8" style:family="paragraph" style:parent-style-name="Standard" style:list-style-name="L3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9" style:family="paragraph" style:parent-style-name="Standard" style:list-style-name="L3">
      <style:paragraph-properties fo:line-height="115%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 style:list-style-name="L1">
      <style:paragraph-properties fo:line-height="115%"/>
    </style:style>
    <style:style style:name="P13" style:family="paragraph" style:parent-style-name="Standard" style:list-style-name="L3">
      <style:paragraph-properties fo:line-height="115%"/>
    </style:style>
    <style:style style:name="T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tion Technique: Opérateur Mobile</text:p>
      <text:p text:style-name="Standard"/>
      <text:p text:style-name="Standard"/>
      <text:p text:style-name="Standard"/>
      <text:list xml:id="list739565760" text:style-name="L1">
        <text:list-item>
          <text:p text:style-name="P6">Fonctionnalités:</text:p>
          <text:list>
            <text:list-item>
              <text:p text:style-name="P10">Utilisateur peut:</text:p>
              <text:list>
                <text:list-item>
                  <text:p text:style-name="P12">envoyer des messages,</text:p>
                </text:list-item>
                <text:list-item>
                  <text:p text:style-name="P12">effectuer des appels,</text:p>
                </text:list-item>
                <text:list-item>
                  <text:p text:style-name="P12">naviguer sur internet</text:p>
                </text:list-item>
                <text:list-item>
                  <text:p text:style-name="P12">voir liste des offres</text:p>
                </text:list-item>
                <text:list-item>
                  <text:p text:style-name="P12">acheter offre</text:p>
                  <text:list>
                    <text:list-item>
                      <text:p text:style-name="P12">via crédit</text:p>
                    </text:list-item>
                    <text:list-item>
                      <text:p text:style-name="P12">via mobile money</text:p>
                    </text:list-item>
                  </text:list>
                </text:list-item>
                <text:list-item>
                  <text:p text:style-name="P12">Avoir crédit</text:p>
                  <text:list>
                    <text:list-item>
                      <text:p text:style-name="P12">acheter crédit</text:p>
                      <text:list>
                        <text:list-item>
                          <text:p text:style-name="P12">via simple input</text:p>
                        </text:list-item>
                        <text:list-item>
                          <text:p text:style-name="P12">via mobile money</text:p>
                        </text:list-item>
                      </text:list>
                    </text:list-item>
                    <text:list-item>
                      <text:p text:style-name="P12">transferer crédit</text:p>
                    </text:list-item>
                    <text:list-item>
                      <text:p text:style-name="P12">solde crédit</text:p>
                    </text:list-item>
                  </text:list>
                </text:list-item>
                <text:list-item>
                  <text:p text:style-name="P12">voir reste de ses offres</text:p>
                </text:list-item>
                <text:list-item>
                  <text:p text:style-name="P12">Avoir un compte mobile money</text:p>
                  <text:list>
                    <text:list-item>
                      <text:p text:style-name="P12">dépôt argent</text:p>
                    </text:list-item>
                    <text:list-item>
                      <text:p text:style-name="P12">retrait argent</text:p>
                    </text:list-item>
                    <text:list-item>
                      <text:p text:style-name="P12">transferer argent</text:p>
                    </text:list-item>
                    <text:list-item>
                      <text:p text:style-name="P12">solde mobile money</text:p>
                    </text:list-item>
                  </text:list>
                </text:list-item>
                <text:list-item>
                  <text:p text:style-name="P12">Voir historique appel</text:p>
                </text:list-item>
              </text:list>
            </text:list-item>
            <text:list-item>
              <text:p text:style-name="P10">Administrateur peut:</text:p>
              <text:list>
                <text:list-item>
                  <text:p text:style-name="P12">créer offre</text:p>
                </text:list-item>
                <text:list-item>
                  <text:p text:style-name="P12">insérer les tarifications</text:p>
                  <text:list>
                    <text:list-item>
                      <text:p text:style-name="P12">message (interne, externe)</text:p>
                    </text:list-item>
                    <text:list-item>
                      <text:p text:style-name="P12">appel (interne, externe)</text:p>
                    </text:list-item>
                  </text:list>
                </text:list-item>
                <text:list-item>
                  <text:p text:style-name="P12">voir liste des offres</text:p>
                </text:list-item>
                <text:list-item>
                  <text:p text:style-name="P12">voir Statistiques</text:p>
                  <text:list>
                    <text:list-item>
                      <text:p text:style-name="P12">Quantité offres consommées pour une date donnée</text:p>
                    </text:list-item>
                    <text:list-item>
                      <text:p text:style-name="P12">les offres les plus utilisés</text:p>
                    </text:list-item>
                    <text:list-item>
                      <text:p text:style-name="P12">consommation de message, appel, internet journalier</text:p>
                    </text:list-item>
                  </text:list>
                </text:list-item>
                <text:list-item>
                  <text:p text:style-name="P12">Valider les dépôts</text:p>
                </text:list-item>
              </text:list>
            </text:list-item>
            <text:list-item>
              <text:p text:style-name="P12">Notifications sur mobile:</text:p>
              <text:list>
                <text:list-item>
                  <text:p text:style-name="P12">Lors achat d’un offre</text:p>
                </text:list-item>
                <text:list-item>
                  <text:p text:style-name="P12">Lorsque son dépôt a été validé</text:p>
                </text:list-item>
                <text:list-item>
                  <text:p text:style-name="P12">Lors du retrait</text:p>
                </text:list-item>
                <text:list-item>
                  <text:p text:style-name="P12">Lorsque le crédit est insuffisant</text:p>
                </text:list-item>
              </text:list>
            </text:list-item>
            <text:list-item>
              <text:p text:style-name="P12">Inscription et Login</text:p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Line1662514335104">
          <table:table-cell table:style-name="Tableau1.A1" office:value-type="string">
            <text:p text:style-name="P4">Cas d’utilisation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Notes</text:p>
          </table:table-cell>
        </table:table-row>
        <text:soft-page-break/>
        <table:table-row table:style-name="TableLine1662514335920">
          <table:table-cell table:style-name="Tableau1.A2" office:value-type="string">
            <text:p text:style-name="Table_20_Contents">Crédit</text:p>
          </table:table-cell>
          <table:table-cell table:style-name="Tableau1.A2" office:value-type="string">
            <text:p text:style-name="Table_20_Contents">- Utilisateur peut acheter du crédit via son compte mobile money</text:p>
            <text:p text:style-name="Table_20_Contents">- Utilisateur peut transférer son crédit vers un autre utilisateur</text:p>
            <text:p text:style-name="Table_20_Contents">- Utilisateur peut consulter le solde de son crédit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662514322592">
          <table:table-cell table:style-name="Tableau1.A2" office:value-type="string">
            <text:p text:style-name="Table_20_Contents">Mobile money</text:p>
          </table:table-cell>
          <table:table-cell table:style-name="Tableau1.A2" office:value-type="string">
            <text:p text:style-name="Table_20_Contents">- Utilisateur a directement accès à un compte mobile money lorsqu’il s’inscrit via front-office</text:p>
            <text:p text:style-name="Table_20_Contents">- Utilisateur peut effectuer des dépôts mais doit attendre validation</text:p>
            <text:p text:style-name="Table_20_Contents">- Utilisateur peut effectuer des retraits</text:p>
            <text:p text:style-name="Table_20_Contents">- Utilisateur peut effectuer des transfers</text:p>
            <text:p text:style-name="Table_20_Contents">- Utilisateur peut consulter son solde mobile money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662514327760">
          <table:table-cell table:style-name="Tableau1.A2" office:value-type="string">
            <text:p text:style-name="Table_20_Contents">Front Office</text:p>
          </table:table-cell>
          <table:table-cell table:style-name="Tableau1.A2" office:value-type="string">
            <text:p text:style-name="Table_20_Contents">- Utilisateur a accès à un espace client</text:p>
            <text:p text:style-name="Table_20_Contents">- Utilisateur peut voir l’historique de ses appels</text:p>
            <text:p text:style-name="Table_20_Contents">- Utilisateur peut voir l’historique de ses transactions mobile money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662514323680">
          <table:table-cell table:style-name="Tableau1.A2" office:value-type="string">
            <text:p text:style-name="Table_20_Contents">Back Office (Opérateur)</text:p>
          </table:table-cell>
          <table:table-cell table:style-name="Tableau1.A2" office:value-type="string">
            <text:p text:style-name="Table_20_Contents">- Administrateur peut créer un nouvel offre</text:p>
            <text:p text:style-name="Table_20_Contents">- Administrateur peut insérer des <text:s/>tarifications</text:p>
            <text:p text:style-name="Table_20_Contents">- Administrateur peut voir les statitstiques: offres plus utilisés, consommation de message, appel, internet journalier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662514329392">
          <table:table-cell table:style-name="Tableau1.A2" office:value-type="string">
            <text:p text:style-name="Table_20_Contents">Back Office (Point de Vente)</text:p>
          </table:table-cell>
          <table:table-cell table:style-name="Tableau1.A2" office:value-type="string">
            <text:p text:style-name="Table_20_Contents">- Validation de dépôt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4189256184" text:style-name="L2">
        <text:list-item>
          <text:p text:style-name="P7">Liste des endpoints:</text:p>
        </text:list-item>
      </text:list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1662514335376">
          <table:table-cell table:style-name="Tableau2.A1" office:value-type="string">
            <text:p text:style-name="P4">Endpoint principal</text:p>
          </table:table-cell>
          <table:table-cell table:style-name="Tableau2.B1" office:value-type="string">
            <text:p text:style-name="P4">Endpoints</text:p>
          </table:table-cell>
        </table:table-row>
        <table:table-row table:style-name="TableLine1662514342176">
          <table:table-cell table:style-name="Tableau2.A2" office:value-type="string">
            <text:p text:style-name="Table_20_Contents">/credits</text:p>
          </table:table-cell>
          <table:table-cell table:style-name="Tableau2.B2" office:value-type="string">
            <text:p text:style-name="Table_20_Contents">- <text:s/>POST /buy</text:p>
            <text:p text:style-name="Table_20_Contents">- POST /transfer</text:p>
          </table:table-cell>
        </table:table-row>
        <table:table-row table:style-name="TableLine1662514337280">
          <table:table-cell table:style-name="Tableau2.A2" office:value-type="string">
            <text:p text:style-name="Table_20_Contents">/mobilemoney</text:p>
          </table:table-cell>
          <table:table-cell table:style-name="Tableau2.B2" office:value-type="string">
            <text:p text:style-name="Table_20_Contents">- POST /buycredit</text:p>
            <text:p text:style-name="Table_20_Contents">- POST /fees</text:p>
            <text:p text:style-name="Table_20_Contents">- POST /deposit</text:p>
            <text:p text:style-name="Table_20_Contents">- POST /withdraw</text:p>
            <text:p text:style-name="Table_20_Contents">- POST /transfer</text:p>
          </table:table-cell>
        </table:table-row>
        <text:soft-page-break/>
        <table:table-row table:style-name="TableLine1662514340544">
          <table:table-cell table:style-name="Tableau2.A2" office:value-type="string">
            <text:p text:style-name="Table_20_Contents">/offers</text:p>
          </table:table-cell>
          <table:table-cell table:style-name="Tableau2.B2" office:value-type="string">
            <text:p text:style-name="Table_20_Contents">- POST / <text:s/>[Create a new offer]</text:p>
            <text:p text:style-name="Table_20_Contents">- GET / <text:s text:c="2"/>[Get all offers]</text:p>
            <text:p text:style-name="Table_20_Contents">- POST /:offer_id/buy</text:p>
          </table:table-cell>
        </table:table-row>
        <table:table-row table:style-name="TableLine1662514346256">
          <table:table-cell table:style-name="Tableau2.A2" office:value-type="string">
            <text:p text:style-name="Table_20_Contents">/pricings</text:p>
          </table:table-cell>
          <table:table-cell table:style-name="Tableau2.B2" office:value-type="string">
            <text:p text:style-name="Table_20_Contents">- POST / <text:s/>[Message and Call pricing]</text:p>
            <text:p text:style-name="Table_20_Contents">- POST /internet</text:p>
          </table:table-cell>
        </table:table-row>
        <table:table-row table:style-name="TableLine1662514344352">
          <table:table-cell table:style-name="Tableau2.A2" office:value-type="string">
            <text:p text:style-name="Table_20_Contents">/stats</text:p>
          </table:table-cell>
          <table:table-cell table:style-name="Tableau2.B2" office:value-type="string">
            <text:p text:style-name="Table_20_Contents">- GET /</text:p>
          </table:table-cell>
        </table:table-row>
      </table:table>
      <text:p text:style-name="P2"/>
      <text:p text:style-name="P2"/>
      <text:list xml:id="list406190108" text:style-name="L3">
        <text:list-item>
          <text:p text:style-name="P8">Règles sur l’offre:</text:p>
          <text:list>
            <text:list-item>
              <text:p text:style-name="P9">Quand le client achète une offre, l’offre se cumule.</text:p>
            </text:list-item>
            <text:list-item>
              <text:p text:style-name="P9">Lorsque le client fait usage de message, appel ou internet alors il utilise tout d’abord utiliser ses offres et puis son crédit</text:p>
            </text:list-item>
          </text:list>
        </text:list-item>
      </text:list>
      <text:p text:style-name="P2"/>
      <text:list xml:id="list102533742398680" text:continue-numbering="true" text:style-name="L3">
        <text:list-item>
          <text:p text:style-name="P13"><text:span text:style-name="Police_20_par_20_défaut"><text:span text:style-name="T1">Les Unités utilisées:</text:span></text:span></text:p>
          <text:list>
            <text:list-item>
              <text:p text:style-name="P13"><text:span text:style-name="Police_20_par_20_défaut"><text:span text:style-name="T3">Dans la base, les unités utilisées sont :</text:span></text:span></text:p>
              <text:list>
                <text:list-item>
                  <text:p text:style-name="P13"><text:span text:style-name="Police_20_par_20_défaut"><text:span text:style-name="T3">Ariary</text:span></text:span></text:p>
                </text:list-item>
                <text:list-item>
                  <text:p text:style-name="P13"><text:span text:style-name="Police_20_par_20_défaut"><text:span text:style-name="T3">Seconde</text:span></text:span></text:p>
                </text:list-item>
                <text:list-item>
                  <text:p text:style-name="P13"><text:span text:style-name="Police_20_par_20_défaut"><text:span text:style-name="T3">Kilooctet</text:span></text:span></text:p>
                </text:list-item>
              </text:list>
            </text:list-item>
          </text:list>
        </text:list-item>
      </text:list>
      <text:p text:style-name="P3"><text:span text:style-name="Police_20_par_20_défaut"><text:span text:style-name="T3"/></text:span></text:p>
      <text:list xml:id="list102533993874780" text:continue-numbering="true" text:style-name="L3">
        <text:list-item>
          <text:p text:style-name="P13"><text:span text:style-name="Police_20_par_20_défaut"><text:span text:style-name="T2">Contraintes techniques</text:span></text:span><text:span text:style-name="Police_20_par_20_défaut"><text:span text:style-name="T3">:</text:span></text:span></text:p>
          <text:list>
            <text:list-item>
              <text:p text:style-name="P13"><text:span text:style-name="Police_20_par_20_défaut"><text:span text:style-name="T3">Authentification: JWT</text:span></text:span></text:p>
            </text:list-item>
            <text:list-item>
              <text:p text:style-name="P13"><text:span text:style-name="Police_20_par_20_défaut"><text:span text:style-name="T3">Notification: FCM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dodaa</meta:initial-creator>
    <meta:creation-date>2021-03-17T22:59:00Z</meta:creation-date>
    <dc:date>2021-03-25T10:25:33.385000000</dc:date>
    <meta:editing-cycles>2</meta:editing-cycles>
    <meta:editing-duration>PT4H15M23S</meta:editing-duration>
    <meta:document-statistic meta:table-count="2" meta:image-count="0" meta:object-count="0" meta:page-count="3" meta:paragraph-count="96" meta:word-count="442" meta:character-count="2557" meta:non-whitespace-character-count="2254"/>
    <meta:template xlink:type="simple" xlink:actuate="onRequest" xlink:title="" xlink:href="Normal.dotm"/>
  </office:meta>
</office:document-meta>
</file>